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font-name="Courier New" fo:font-weight="bold" style:font-weight-asian="bold" style:font-weight-complex="bold"/>
    </style:style>
    <style:style style:name="P4" style:family="paragraph" style:parent-style-name="Standard" style:list-style-name="L2">
      <style:text-properties style:font-name="Courier New" fo:font-weight="bold" style:font-weight-asian="bold" style:font-weight-complex="bold"/>
    </style:style>
    <style:style style:name="P5" style:family="paragraph" style:parent-style-name="Standard" style:list-style-name="L1">
      <style:text-properties style:font-name="Courier New" fo:font-weight="bold" style:font-weight-asian="bold" style:font-weight-complex="bold"/>
    </style:style>
    <style:style style:name="P6" style:family="paragraph" style:parent-style-name="Standard" style:list-style-name="L4">
      <style:text-properties style:font-name="Courier New"/>
    </style:style>
    <style:style style:name="P7" style:family="paragraph" style:parent-style-name="Standard" style:list-style-name="L3">
      <style:text-properties style:font-name="Courier New"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 02</text:p>
      <text:p text:style-name="P3"/>
      <text:list xml:id="list2907282118479100217" text:style-name="L1">
        <text:list-item>
          <text:p text:style-name="P5">Reconoce cada una de las siguientes características de diseño actual</text:p>
        </text:list-item>
        <text:list-item>
          <text:p text:style-name="P5">Pon un ejemplo de cada una</text:p>
        </text:list-item>
      </text:list>
      <text:p text:style-name="P2"/>
      <text:list xml:id="list8227705245268267301" text:style-name="L2">
        <text:list-item>
          <text:list>
            <text:list-item>
              <text:p text:style-name="P4">Aplicaciones web progresivas (PWA).</text:p>
            </text:list-item>
          </text:list>
        </text:list-item>
      </text:list>
      <text:p text:style-name="P2"><text:tab/>Son páginas web que combinan las ventajas de la web tradicional con algunas características de las aplicaciones móviles. Ofreciendo así una experiencia de usuario similar a las apps móviles, pero sin requerir su descarga ni instalación.</text:p>
      <text:p text:style-name="P2">Ej: Aliexpress </text:p>
      <text:p text:style-name="P2"/>
      <text:list xml:id="list32568058" text:continue-numbering="true" text:style-name="L2">
        <text:list-item>
          <text:list>
            <text:list-item>
              <text:p text:style-name="P4">WebAssembly</text:p>
            </text:list-item>
          </text:list>
        </text:list-item>
      </text:list>
      <text:p text:style-name="P2"><text:tab/>Se trata de un lenguaje de programación de bajo nivel que se ejecuta en navegadores web, diseñado para proporcionar rendimiento cernao al nativo.</text:p>
      <text:p text:style-name="P2">Ej: Squoosh</text:p>
      <text:p text:style-name="P2"/>
      <text:list xml:id="list32590290" text:continue-numbering="true" text:style-name="L2">
        <text:list-item>
          <text:list>
            <text:list-item>
              <text:p text:style-name="P4">Búsqueda y navegación por voz</text:p>
            </text:list-item>
          </text:list>
        </text:list-item>
      </text:list>
      <text:p text:style-name="P2"><text:tab/>Permite al usuario realizar búsquedas y explorar contenido utilizando solo la voz del usuario. <text:s/>Es una alternativa a la búsqueda escrita tradicional y se está volviendo cada vez más común en los buscadores.</text:p>
      <text:p text:style-name="P2"/>
      <text:list xml:id="list32566982" text:continue-numbering="true" text:style-name="L2">
        <text:list-item>
          <text:list>
            <text:list-item>
              <text:p text:style-name="P4">IA</text:p>
            </text:list-item>
          </text:list>
        </text:list-item>
      </text:list>
      <text:p text:style-name="P2"><text:tab/>Es un campo de la ciencia computacional que busca crear sistemas capaces de realizar tareas que requieren habilidades cognitivas de los seres humanos.</text:p>
      <text:p text:style-name="P2">Ej: ChatGPt</text:p>
      <text:p text:style-name="P2"/>
      <text:list xml:id="list32586917" text:continue-numbering="true" text:style-name="L2">
        <text:list-item>
          <text:list>
            <text:list-item>
              <text:p text:style-name="P4">Modo Oscuro</text:p>
            </text:list-item>
          </text:list>
        </text:list-item>
      </text:list>
      <text:p text:style-name="P2"><text:tab/>Es una opción de diseño y configuración que cambia el tema visual de una interfaz de usuario a un estilo más oscuro. Esta busca mejorar la experiencia del usuario sobretodo en entornos con poca luz.</text:p>
      <text:p text:style-name="P2">Ej: modo oscuro android</text:p>
      <text:p text:style-name="P2"/>
      <text:list xml:id="list32584009" text:continue-numbering="true" text:style-name="L2">
        <text:list-item>
          <text:list>
            <text:list-item>
              <text:p text:style-name="P4">Angular, React</text:p>
            </text:list-item>
          </text:list>
        </text:list-item>
      </text:list>
      <text:p text:style-name="P2"><text:tab/>Se trata de dos frameworks populares para desarrollar interfaces de usuario en el aldo del cliente. </text:p>
      <text:p text:style-name="P2"><text:tab/>Mientras que React es una biblioteca de javascript, Angular es unu framework completo para desarrollar aplicaciones web y móviles. </text:p>
      <text:p text:style-name="P2">Ej: Gmail (angular), <text:s/>Facebook (React)</text:p>
      <text:p text:style-name="P2"/>
      <text:list xml:id="list32586570" text:continue-numbering="true" text:style-name="L2">
        <text:list-item>
          <text:list>
            <text:list-item>
              <text:p text:style-name="P4">WebGL</text:p>
            </text:list-item>
          </text:list>
        </text:list-item>
      </text:list>
      <text:p text:style-name="P2"><text:tab/>Es una tecnología que permite renderizar gráficos 3D en navegadores modernos sin necesidad de plugins adicionales usando Javascript.</text:p>
      <text:p text:style-name="P2">Ej: Three.org</text:p>
      <text:p text:style-name="P2"/>
      <text:p text:style-name="P2"><text:soft-page-break/><text:span text:style-name="T1">Fuentes: ¿Cuáles son las más usadas?</text:span></text:p>
      <text:list xml:id="list4283513485578519972" text:style-name="L4">
        <text:list-item>
          <text:list>
            <text:list-item>
              <text:p text:style-name="P6">Open Sans</text:p>
            </text:list-item>
            <text:list-item>
              <text:p text:style-name="P6">Montserrat</text:p>
            </text:list-item>
            <text:list-item>
              <text:p text:style-name="P6">Merriweather</text:p>
            </text:list-item>
            <text:list-item>
              <text:p text:style-name="P6">Helvetica</text:p>
            </text:list-item>
            <text:list-item>
              <text:p text:style-name="P6">Arial</text:p>
            </text:list-item>
          </text:list>
        </text:list-item>
      </text:list>
      <text:p text:style-name="P2"/>
      <text:p text:style-name="P3">Títulos: ¿Cada vez más grandes o más <text:s/>pequeños?</text:p>
      <text:p text:style-name="P2"><text:tab/>Aunque los títulos son cada vez más minimalistas y enfocados al contenido, estos se han ido haciendo cada vez más grandes y adaptados para las pantallas de los teléfonos móviles.</text:p>
      <text:p text:style-name="P2"/>
      <text:p text:style-name="P3">Gráficos vectoriales</text:p>
      <text:p text:style-name="P2"><text:tab/>Es una imagen compuesta por objetos geom´tricos compuesto de fórmulas y algoritmos matemáticos que no pierde calidad independientemente del zoom que se le realice y además ocupa menos espacio físico en el servidor. </text:p>
      <text:p text:style-name="P3"/>
      <text:p text:style-name="P3">Scrolling design</text:p>
      <text:list xml:id="list6147885510267213178" text:style-name="L3">
        <text:list-item>
          <text:list>
            <text:list-item>
              <text:p text:style-name="P7">Scroll infinito</text:p>
            </text:list-item>
          </text:list>
        </text:list-item>
      </text:list>
      <text:p text:style-name="P2"><text:tab/>Es una técnica de diseño web que permite cargar contenido dinámicamente mientras el usuario desplaza hacia abajo en una página.</text:p>
      <text:list xml:id="list32578929" text:continue-numbering="true" text:style-name="L3">
        <text:list-item>
          <text:list>
            <text:list-item>
              <text:p text:style-name="P7">Efecto parallax</text:p>
            </text:list-item>
          </text:list>
        </text:list-item>
      </text:list>
      <text:p text:style-name="P2"><text:tab/>Es una técnica visual en diseño web que simula el movimiento y desplazamiento de diferente figuras a distintas velocidades, creando una ilusión óptica de profundidad tridimensional.</text:p>
      <text:p text:style-name="P2"/>
      <text:p text:style-name="P3">WebXR (AR y VR)</text:p>
      <text:p text:style-name="P2"><text:tab/>Es una tecnología que permite experiencias de Realidad Aumentada <text:span text:style-name="T1">AR</text:span> y Realidad Virtual <text:span text:style-name="T1">VR</text:span> en navegadores web.</text:p>
      <text:p text:style-name="P2"/>
      <text:p text:style-name="P3">Neoformismo</text:p>
      <text:p text:style-name="P2"><text:tab/>Se trata de una tendencia reciente en el diseñod e interfaces de usuario que busca crear interfaces que ses asemejen a objetos cotidianos de la realidad. Haciendo elementos de la interfaz naturales y familiares.</text:p>
      <text:p text:style-name="P2"><text:tab/>Como por ejemplo <text:s/>formas sin bordes, fondos sombrios, uso de sombras y luces, elementos orgánicos, transparencias o animaciones suaves son algunas de sus principales funciones.</text:p>
      <text:p text:style-name="P2"/>
      <text:p text:style-name="P3">Degradados</text:p>
      <text:p text:style-name="P2"><text:tab/>Se trata de una transicción gradual entre dos o más colores, creando un efecto visualmente agradable en el diseño. </text:p>
      <text:p text:style-name="P2"/>
      <text:p text:style-name="P3">Imágenes: ¿Cada vez más grandes o más pequeñas?</text:p>
      <text:p text:style-name="P2"><text:tab/>Las imágenes han aumentado tanto su tamaño como su definición gracias al aumento de la tecnología móvil y la conexión alta de red estable.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9M35S</meta:editing-duration>
    <meta:editing-cycles>31</meta:editing-cycles>
    <meta:generator>OpenOffice/4.1.15$Win32 OpenOffice.org_project/4115m2$Build-9813</meta:generator>
    <dc:date>2024-09-24T12:32:08.85</dc:date>
    <dc:creator>Pablo Garcia</dc:creator>
    <meta:document-statistic meta:table-count="0" meta:image-count="0" meta:object-count="0" meta:page-count="2" meta:paragraph-count="48" meta:word-count="540" meta:character-count="3384"/>
    <meta:user-defined meta:name="Info 1"/>
    <meta:user-defined meta:name="Info 2"/>
    <meta:user-defined meta:name="Info 3"/>
    <meta:user-defined meta:name="Info 4"/>
  </office:meta>
</office:document-meta>
</file>